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bd178"/>
    </style:style>
    <style:style style:name="P2" style:family="paragraph" style:parent-style-name="Standard">
      <style:text-properties style:font-name="Liberation Serif" fo:font-weight="bold" officeooo:rsid="000bd178" officeooo:paragraph-rsid="000bd178" style:font-weight-asian="bold" style:font-weight-complex="bold"/>
    </style:style>
    <style:style style:name="P3" style:family="paragraph" style:parent-style-name="Standard">
      <style:text-properties style:font-name="Liberation Serif" fo:font-weight="bold" officeooo:rsid="000c478f" officeooo:paragraph-rsid="000c862f" style:font-weight-asian="bold" style:font-weight-complex="bold"/>
    </style:style>
    <style:style style:name="P4" style:family="paragraph" style:parent-style-name="Standard">
      <style:text-properties style:font-name="Liberation Serif" fo:font-weight="bold" officeooo:rsid="000f7fb5" officeooo:paragraph-rsid="000f7fb5" style:font-weight-asian="bold" style:font-weight-complex="bold"/>
    </style:style>
    <style:style style:name="P5" style:family="paragraph" style:parent-style-name="Standard">
      <style:text-properties style:font-name="Liberation Serif" fo:font-weight="bold" officeooo:rsid="0010876a" officeooo:paragraph-rsid="0010876a" style:font-weight-asian="bold" style:font-weight-complex="bold"/>
    </style:style>
    <style:style style:name="P6" style:family="paragraph" style:parent-style-name="Standard">
      <style:text-properties style:font-name="Liberation Serif" fo:font-weight="bold" officeooo:rsid="00156ce8" officeooo:paragraph-rsid="00156ce8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250e53" officeooo:paragraph-rsid="00250e53" style:font-weight-asian="bold" style:font-weight-complex="bold"/>
    </style:style>
    <style:style style:name="P8" style:family="paragraph" style:parent-style-name="Standard">
      <style:text-properties style:font-name="Liberation Serif" fo:font-weight="bold" officeooo:rsid="003038dd" officeooo:paragraph-rsid="003038dd" style:font-weight-asian="bold" style:font-weight-complex="bold"/>
    </style:style>
    <style:style style:name="P9" style:family="paragraph" style:parent-style-name="Standard">
      <style:text-properties style:font-name="Liberation Serif" fo:font-weight="bold" officeooo:rsid="0032a076" officeooo:paragraph-rsid="0032a076" style:font-weight-asian="bold" style:font-weight-complex="bold"/>
    </style:style>
    <style:style style:name="P10" style:family="paragraph" style:parent-style-name="Standard">
      <style:text-properties style:font-name="Liberation Serif" fo:font-weight="normal" officeooo:rsid="000bd178" officeooo:paragraph-rsid="000bd178" style:font-weight-asian="normal" style:font-weight-complex="normal"/>
    </style:style>
    <style:style style:name="P11" style:family="paragraph" style:parent-style-name="Standard">
      <style:text-properties style:font-name="Liberation Serif" fo:font-weight="normal" officeooo:rsid="000c478f" officeooo:paragraph-rsid="000c478f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0c862f" officeooo:paragraph-rsid="000c862f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0f7fb5" officeooo:paragraph-rsid="000f7fb5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162f38" officeooo:paragraph-rsid="00162f38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162f38" officeooo:paragraph-rsid="002a0502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1aac18" officeooo:paragraph-rsid="001aac18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1bb9c1" officeooo:paragraph-rsid="001bb9c1" style:font-weight-asian="normal" style:font-weight-complex="normal"/>
    </style:style>
    <style:style style:name="P18" style:family="paragraph" style:parent-style-name="Standard">
      <style:text-properties style:font-name="Liberation Serif" fo:font-weight="normal" officeooo:rsid="001da9e9" officeooo:paragraph-rsid="001da9e9" style:font-weight-asian="normal" style:font-weight-complex="normal"/>
    </style:style>
    <style:style style:name="P19" style:family="paragraph" style:parent-style-name="Standard">
      <style:text-properties style:font-name="Liberation Serif" fo:font-weight="normal" officeooo:rsid="001ed6cb" officeooo:paragraph-rsid="001ed6cb" style:font-weight-asian="normal" style:font-weight-complex="normal"/>
    </style:style>
    <style:style style:name="P20" style:family="paragraph" style:parent-style-name="Standard">
      <style:text-properties style:font-name="Liberation Serif" fo:font-weight="normal" officeooo:rsid="00180ba4" officeooo:paragraph-rsid="00180ba4" style:font-weight-asian="normal" style:font-weight-complex="normal"/>
    </style:style>
    <style:style style:name="P21" style:family="paragraph" style:parent-style-name="Standard">
      <style:text-properties style:font-name="Liberation Serif" fo:font-weight="normal" officeooo:rsid="001ef77b" officeooo:paragraph-rsid="001ef77b" style:font-weight-asian="normal" style:font-weight-complex="normal"/>
    </style:style>
    <style:style style:name="P22" style:family="paragraph" style:parent-style-name="Standard">
      <style:text-properties style:font-name="Liberation Serif" fo:font-weight="normal" officeooo:rsid="00250e53" officeooo:paragraph-rsid="00250e53" style:font-weight-asian="normal" style:font-weight-complex="normal"/>
    </style:style>
    <style:style style:name="P23" style:family="paragraph" style:parent-style-name="Standard">
      <style:text-properties style:font-name="Liberation Serif" fo:font-weight="normal" officeooo:rsid="002dc4f5" officeooo:paragraph-rsid="002dc4f5" style:font-weight-asian="normal" style:font-weight-complex="normal"/>
    </style:style>
    <style:style style:name="P24" style:family="paragraph" style:parent-style-name="Standard">
      <style:text-properties style:font-name="Liberation Serif" fo:font-weight="normal" officeooo:rsid="003038dd" officeooo:paragraph-rsid="003038dd" style:font-weight-asian="normal" style:font-weight-complex="normal"/>
    </style:style>
    <style:style style:name="P25" style:family="paragraph" style:parent-style-name="Standard">
      <style:text-properties style:font-name="Liberation Serif" fo:font-weight="normal" officeooo:rsid="0030ac51" officeooo:paragraph-rsid="0030ac51" style:font-weight-asian="normal" style:font-weight-complex="normal"/>
    </style:style>
    <style:style style:name="P26" style:family="paragraph" style:parent-style-name="Standard">
      <style:text-properties style:font-name="Liberation Serif" fo:font-weight="normal" officeooo:rsid="00312375" officeooo:paragraph-rsid="00312375" style:font-weight-asian="normal" style:font-weight-complex="normal"/>
    </style:style>
    <style:style style:name="P27" style:family="paragraph" style:parent-style-name="Standard">
      <style:text-properties style:font-name="Liberation Serif" officeooo:paragraph-rsid="000bd178"/>
    </style:style>
    <style:style style:name="P28" style:family="paragraph" style:parent-style-name="Standard">
      <style:text-properties style:font-name="Liberation Serif" style:text-underline-style="none" fo:font-weight="normal" officeooo:rsid="0014c3eb" officeooo:paragraph-rsid="000bd178" style:font-weight-asian="normal" style:font-weight-complex="normal"/>
    </style:style>
    <style:style style:name="P29" style:family="paragraph" style:parent-style-name="Standard">
      <style:text-properties style:font-name="Liberation Serif" fo:font-size="12pt" fo:font-weight="normal" officeooo:rsid="000bd178" officeooo:paragraph-rsid="0022d95a" style:font-size-asian="12pt" style:font-weight-asian="normal" style:font-size-complex="12pt" style:font-weight-complex="normal"/>
    </style:style>
    <style:style style:name="P30" style:family="paragraph" style:parent-style-name="Standard">
      <style:text-properties officeooo:paragraph-rsid="00248f1f"/>
    </style:style>
    <style:style style:name="P31" style:family="paragraph" style:parent-style-name="Standard">
      <style:text-properties fo:font-variant="normal" fo:text-transform="none" fo:color="#252525" style:font-name="Liberation Serif" fo:font-size="12pt" fo:letter-spacing="normal" fo:font-style="normal" style:text-underline-style="none" fo:font-weight="normal" officeooo:rsid="00267e33" officeooo:paragraph-rsid="00248f1f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252525" style:font-name="Liberation Serif" fo:font-size="12pt" fo:letter-spacing="normal" fo:font-style="normal" style:text-underline-style="none" fo:font-weight="normal" officeooo:rsid="0014c3eb" officeooo:paragraph-rsid="002d77a3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weight="normal" officeooo:rsid="000bd178" officeooo:paragraph-rsid="000bd178" style:font-weight-asian="normal" style:font-weight-complex="normal"/>
    </style:style>
    <style:style style:name="P34" style:family="paragraph" style:parent-style-name="Standard">
      <style:text-properties style:font-name="Liberation Serif" fo:font-weight="normal" officeooo:rsid="0035d718" officeooo:paragraph-rsid="0035d71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862f" style:font-weight-asian="normal" style:font-weight-complex="normal"/>
    </style:style>
    <style:style style:name="T3" style:family="text">
      <style:text-properties fo:font-weight="normal" officeooo:rsid="000dfa88" style:font-weight-asian="normal" style:font-weight-complex="normal"/>
    </style:style>
    <style:style style:name="T4" style:family="text">
      <style:text-properties fo:font-weight="normal" officeooo:rsid="000bd178" style:font-weight-asian="normal" style:font-weight-complex="normal"/>
    </style:style>
    <style:style style:name="T5" style:family="text">
      <style:text-properties fo:font-weight="normal" officeooo:rsid="002d7941" style:font-weight-asian="normal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0bd178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313ef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52525" style:font-name="Liberation Serif" fo:font-size="12pt" fo:letter-spacing="normal" fo:font-style="normal" style:text-underline-style="none" fo:font-weight="normal" officeooo:rsid="0014c3eb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52525" style:font-name="Liberation Serif" fo:font-size="12pt" fo:letter-spacing="normal" fo:font-style="normal" style:text-underline-style="none" fo:font-weight="normal" officeooo:rsid="00248f1f" style:font-size-asian="12pt" style:font-weight-asian="normal" style:font-size-complex="12pt" style:font-weight-complex="normal"/>
    </style:style>
    <style:style style:name="T10" style:family="text">
      <style:text-properties officeooo:rsid="0014c3eb"/>
    </style:style>
    <style:style style:name="T11" style:family="text">
      <style:text-properties officeooo:rsid="0019b478"/>
    </style:style>
    <style:style style:name="T12" style:family="text">
      <style:text-properties officeooo:rsid="001ffe8a"/>
    </style:style>
    <style:style style:name="T13" style:family="text">
      <style:text-properties officeooo:rsid="0022d95a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2151e2" style:font-size-asian="12pt" style:font-size-complex="12pt"/>
    </style:style>
    <style:style style:name="T16" style:family="text">
      <style:text-properties fo:font-size="12pt" fo:font-weight="normal" officeooo:rsid="000bd178" style:font-size-asian="12pt" style:font-weight-asian="normal" style:font-size-complex="12pt" style:font-weight-complex="normal"/>
    </style:style>
    <style:style style:name="T17" style:family="text">
      <style:text-properties fo:font-size="12pt" style:text-underline-style="none" officeooo:rsid="002313ef" style:font-size-asian="12pt" style:font-size-complex="12pt"/>
    </style:style>
    <style:style style:name="T18" style:family="text">
      <style:text-properties style:font-name="Liberation Serif" fo:font-size="12pt" fo:font-weight="normal" officeooo:rsid="000bd178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style:text-underline-style="none" fo:font-weight="normal" officeooo:rsid="0014c3eb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style:text-underline-style="none" fo:font-weight="normal" officeooo:rsid="00248f1f" style:font-size-asian="12pt" style:font-weight-asian="normal" style:font-size-complex="12pt" style:font-weight-complex="normal"/>
    </style:style>
    <style:style style:name="T21" style:family="text">
      <style:text-properties style:font-name="Liberation Serif" style:text-underline-style="none" fo:font-weight="normal" officeooo:rsid="002313ef" style:font-weight-asian="normal" style:font-weight-complex="normal"/>
    </style:style>
    <style:style style:name="T22" style:family="text">
      <style:text-properties style:font-name="Liberation Serif" style:text-underline-style="none" fo:font-weight="normal" officeooo:rsid="0014c3eb" style:font-weight-asian="normal" style:font-weight-complex="normal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2313ef"/>
    </style:style>
    <style:style style:name="T25" style:family="text">
      <style:text-properties officeooo:rsid="0025201e"/>
    </style:style>
    <style:style style:name="T26" style:family="text">
      <style:text-properties officeooo:rsid="00278bff"/>
    </style:style>
    <style:style style:name="T27" style:family="text">
      <style:text-properties officeooo:rsid="002a0502"/>
    </style:style>
    <style:style style:name="T28" style:family="text">
      <style:text-properties officeooo:rsid="002d77a3"/>
    </style:style>
    <style:style style:name="T29" style:family="text">
      <style:text-properties officeooo:rsid="0030bc9e"/>
    </style:style>
    <style:style style:name="T30" style:family="text">
      <style:text-properties officeooo:rsid="00349b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lorful Image Colorization </text:p>
      <text:p text:style-name="P10">Annealed-mean</text:p>
      <text:p text:style-name="P10">gamut<text:tab/><text:tab/><text:span text:style-name="T12">färgomfång. Alla färger i en viss bild. Eller som kan återges med t ex tryckpress.</text:span></text:p>
      <text:p text:style-name="P10">VGG network<text:tab/><text:tab/><text:span text:style-name="T10">a good network for classification</text:span></text:p>
      <text:p text:style-name="P10">superpixe<text:span text:style-name="T14">ls<text:tab/></text:span><text:span text:style-name="T15">segment o</text:span><text:span text:style-name="T17">f image. Cou</text:span><text:span text:style-name="T15">ld be more represenative than normal small pixels</text:span></text:p>
      <text:p text:style-name="P1"><text:span text:style-name="T18">1-hot<text:tab/><text:tab/></text:span><text:span text:style-name="T6">if the </text:span><text:span text:style-name="T7">class iden</text:span><text:span text:style-name="T6">tifier is '3' the value is converted to: </text:span><text:span text:style-name="Source_20_Text"><text:span text:style-name="T6">[0, 0, 0, 1, 0, 0, 0, 0, 0, 0]</text:span></text:span></text:p>
      <text:p text:style-name="P10">soft-encoding</text:p>
      <text:p text:style-name="P10">stride<text:tab/><text:tab/><text:span text:style-name="T10">how far a conv kernel moves after each operation</text:span></text:p>
      <text:p text:style-name="P27"><text:span text:style-name="T4">batch normalization</text:span><text:span text:style-name="T16"><text:tab/>allows us to use much higher learning rates and</text:span></text:p>
      <text:p text:style-name="P29">be less careful about initialization. It also acts as a regularizer, in some cases eliminating the need for Dropout. <text:a xlink:type="simple" xlink:href="http://arxiv.org/pdf/1502.03167v3.pdf" text:style-name="Internet_20_link"><text:span text:style-name="T13">http://arxiv.org/pdf/1502.03167v3.pdf</text:span></text:a></text:p>
      <text:p text:style-name="P32">...forcing the activations throughout a network to take on a unit gaussian distribution at the beginning of the training. <text:span text:style-name="T28">Karpathy, https://cs231n.github.io/neural-networks-2/. </text:span></text:p>
      <text:p text:style-name="P10"/>
      <text:p text:style-name="P10">weights are averaged</text:p>
      <text:p text:style-name="P10">dila<text:span text:style-name="T14">tion/dilated c</text:span><text:span text:style-name="T12">onv layer</text:span></text:p>
      <text:p text:style-name="P34">kernel dilation</text:p>
      <text:p text:style-name="P10">de<text:span text:style-name="T24">ep supervision</text:span></text:p>
      <text:p text:style-name="P30"><text:span text:style-name="T21">statis</text:span><text:span text:style-name="T24">tical</text:span><text:span text:style-name="T23">ly significant </text:span><text:span text:style-name="T24"><text:tab/>t</text:span><text:span text:style-name="T21">he p-value is less than the signif</text:span><text:span text:style-name="T22">icance </text:span><text:span text:style-name="T19">level a. </text:span><text:span text:style-name="T20">The p-value</text:span><text:span text:style-name="T8"> is the probability of obtaining at least as extreme results given that the </text:span><text:span text:style-name="T9">null hypothesis is </text:span><text:span text:style-name="T8">true.</text:span><text:span text:style-name="T19"> The </text:span><text:span text:style-name="T8">significance level α is the probability of rejecting the null hypothesis given that it is true.</text:span></text:p>
      <text:p text:style-name="P31"/>
      <text:p text:style-name="P31">”Each ground truth value Y_h,w can be encoded as a 1-hot vector Z_h,w by searching for the nearest quantized ab bin. However, we found that soft-encoding worked well for training, and allowed the network to quickly learn the relationship between elementes in the ouput space [24]”</text:p>
      <text:p text:style-name="P28"/>
      <text:p text:style-name="P2">Perceptual Losses for Real-Time Style Transfer and Super-Resolution</text:p>
      <text:p text:style-name="P10">Alternativ är att använda per-pixel loss kostfunktioner.</text:p>
      <text:p text:style-name="P10"/>
      <text:p text:style-name="P10">CRF inference</text:p>
      <text:p text:style-name="P10">CRF loss layer</text:p>
      <text:p text:style-name="P10">Relaterade artiklar: [3], [14]</text:p>
      <text:p text:style-name="P10"/>
      <text:p text:style-name="P10">High level features extracted from a convolutional network</text:p>
      <text:p text:style-name="P10"/>
      <text:p text:style-name="P10">identify function</text:p>
      <text:p text:style-name="P11">sparse dictionary</text:p>
      <text:p text:style-name="P11">fully convolutional</text:p>
      <text:p text:style-name="P11">receptive field</text:p>
      <text:p text:style-name="P11">loss network. How to take gradient or find the search direction?</text:p>
      <text:p text:style-name="P3"><text:span text:style-name="T1">Residual connections, </text:span><text:span text:style-name="T2">residual CNN, </text:span><text:span text:style-name="T3">residual block, <text:tab/><text:tab/></text:span><text:span text:style-name="T5">skipping connections</text:span></text:p>
      <text:p text:style-name="P11">frobenius norm</text:p>
      <text:p text:style-name="P12">batch size of 4. (pretty small eh?)</text:p>
      <text:p text:style-name="P12">weight decay</text:p>
      <text:p text:style-name="P12">histogram matching</text:p>
      <text:p text:style-name="P23">stride ½</text:p>
      <text:p text:style-name="P23"/>
      <text:p text:style-name="P12">s. 13. To account for differences between SRCNN and our model in data, training, and architecture, we train image transformation networks for x4 and x8 super-resolution using l_pixel; these networks use identical data, architecture, and training as the networks trained to minimize l_feat.</text:p>
      <text:p text:style-name="P12"/>
      <text:p text:style-name="P10"/>
      <text:p text:style-name="P10"><text:soft-page-break/>Super-Resolution: </text:p>
      <text:p text:style-name="P10">[23] Yang et al proide an exhaustive evaluation of the prevailing techniques prior to the widespread adoption of convolutional neural networks. They group super-resolution techniques into prediction-based methods (bilinear, bicubic, Lanczos [24]), edge-based methods [25, 26], statistical methods [27, 28, 29], patch based methods [25, 30, 31, 32, 3?] and sparse dictionary methods [37, 38]</text:p>
      <text:p text:style-name="P10"/>
      <text:p text:style-name="P10">Bästa verkar vara [1], using three-layer convolutional neural network trained with a per-pixel Euclidian loss.</text:p>
      <text:p text:style-name="P10">Other recent state-of-the-art methods include [39], [40], [41]</text:p>
      <text:p text:style-name="P10"/>
      <text:p text:style-name="P10">1. Dong, C., Loy, C.C., He, K., Tang, X.: Image super-resolution using deep convolutional networks. (2015)</text:p>
      <text:p text:style-name="P13">They use the residual block design from</text:p>
      <text:p text:style-name="P10">Gross, S., Wilber, M.: Training and investigating residual nets. http://torch.ch/blog/2016/02/04/resnets.html (2016)</text:p>
      <text:p text:style-name="P10"/>
      <text:p text:style-name="P13">Training is done using</text:p>
      <text:p text:style-name="P13">Kingma, D., Ba, J.: Adam: A method for stochastic optimization. arXiv preprint arXiv:1412.6980 (2014)</text:p>
      <text:p text:style-name="P13"/>
      <text:p text:style-name="P4">Image Super-Resolution Using Deep Convolutional Networks</text:p>
      <text:p text:style-name="P13">Random forest</text:p>
      <text:p text:style-name="P13"/>
      <text:p text:style-name="P8">Deep colorization</text:p>
      <text:p text:style-name="P24">Joint bilateral filter</text:p>
      <text:p text:style-name="P25">YUV- better than LAB-colorspace? ”<text:span text:style-name="T29">We employ the YUV color space, since this color space minimizes the correlation between the three coordinate axes fo the color space.”</text:span></text:p>
      <text:p text:style-name="P5"/>
      <text:p text:style-name="P6">Tensorflow</text:p>
      <text:p text:style-name="P15">varför initieras bias till 0? <text:span text:style-name="T27">Most common. Karpathy, https://cs231n.github.io/neural-networks-2/</text:span></text:p>
      <text:p text:style-name="P14">vad är logits?</text:p>
      <text:p text:style-name="P16">Hur används interactive session? Det gick att köra en tutorial bara genom att skriva in koden i ett vanligt python script. Behövde inte köra scriptet med ipython heller. </text:p>
      <text:p text:style-name="P17">Truncated_normal?</text:p>
      <text:p text:style-name="P18">Hur kan man få 32 output channels från ett conv layer av storlek 5x5? <text:span text:style-name="T25">Antal conv filter</text:span></text:p>
      <text:p text:style-name="P19">Densely connected layer</text:p>
      <text:p text:style-name="P19"/>
      <text:p text:style-name="P14"/>
      <text:p text:style-name="P14"/>
      <text:p text:style-name="P14"/>
      <text:p text:style-name="P14"/>
      <text:p text:style-name="P14"/>
      <text:p text:style-name="P20">Stochastic gradient descent – <text:span text:style-name="T11">Using </text:span>small batches of random data is called stochastic training. </text:p>
      <text:p text:style-name="P20"/>
      <text:p text:style-name="P20"/>
      <text:p text:style-name="P21">Triplet loss istället för softmax, funkar bättre enligt Habr</text:p>
      <text:p text:style-name="P21"/>
      <text:p text:style-name="P7">Matlab neural network toolbox</text:p>
      <text:p text:style-name="P22">L2 weight regularization – <text:span text:style-name="T26">Sum of squared weights as a penalty.</text:span></text:p>
      <text:p text:style-name="P22">sparsity regularization</text:p>
      <text:p text:style-name="P22"/>
      <text:p text:style-name="P22"/>
      <text:p text:style-name="P22"><text:soft-page-break/></text:p>
      <text:p text:style-name="P9">Egen ide</text:p>
      <text:p text:style-name="P26">Ackumulativ gradient vid små batch-storlekar <text:span text:style-name="T30">för att få träningen att konverger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08:59:44.763969885</meta:creation-date>
    <dc:date>2016-05-02T11:22:19.160284664</dc:date>
    <meta:editing-duration>P1DT3H47M20S</meta:editing-duration>
    <meta:editing-cycles>34</meta:editing-cycles>
    <meta:generator>LibreOffice/4.2.8.2$Linux_X86_64 LibreOffice_project/420m0$Build-2</meta:generator>
    <meta:document-statistic meta:table-count="0" meta:image-count="0" meta:object-count="0" meta:page-count="3" meta:paragraph-count="63" meta:word-count="627" meta:character-count="4305" meta:non-whitespace-character-count="3726"/>
  </office:meta>
</office:document-meta>
</file>